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8. (Presencial) Activitats no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8. Activitats no avaluables 01 (Semipresencial)</text:span></text:p>
      <text:list xml:id="list4057870919" text:style-name="WWNum2">
        <text:list-item>
          <text:p text:style-name="P24"><text:bookmark text:name="_dbh0n1vac4c8"/>Activitat 01</text:p>
        </text:list-item>
      </text:list>
      <text:p text:style-name="Standard">Revisa els exemples del 07 al 09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284873508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2">Revisar les seues vistes.</text:p>
        </text:list-item>
        <text:list-item>
          <text:p text:style-name="P22">Revisa els controladors Web (normals i l'API Rest).</text:p>
        </text:list-item>
        <text:list-item>
          <text:p text:style-name="P23">Prova l’exemple que utilitza dependències externes amb la biblioteca https://pypi.org/project/pyBarcode/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no avaluables 01</text:span></text:p>
      </style:header>
      <style:footer>
        <text:p text:style-name="MP4"><text:span text:style-name="MT1">Sistemes de gestió empresarial<text:tab/><text:tab/>UD08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7" meta:word-count="190" meta:character-count="1266" meta:non-whitespace-character-count="1102"/>
    <meta:generator>LibreOfficeDev/6.0.5.2$Linux_X86_64 LibreOffice_project/</meta:generator>
  </office:meta>
</office:document-meta>
</file>